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4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5" style:family="text">
      <style:text-properties fo:font-size="14.00pt" fo:font-weight="normal" fo:font-family="Symbol" style:font-family-asian="Symbol" style:font-family-complex="Symbol" fo:background-color="transparent" fo:color="#000000"/>
    </style:style>
    <style:style style:name="T6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7" style:family="text">
      <style:text-properties fo:font-size="14.00pt" fo:font-weight="normal" fo:font-family="Symbol" style:font-family-asian="Symbol" style:font-family-complex="Symbol" fo:background-color="transparent" fo:color="#000000"/>
    </style:style>
    <style:style style:name="T8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9" style:family="text">
      <style:text-properties fo:font-size="14.00pt" fo:font-weight="normal" fo:font-family="Symbol" style:font-family-asian="Symbol" style:font-family-complex="Symbol" fo:background-color="transparent" fo:color="#000000"/>
    </style:style>
    <style:style style:name="T10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11" style:family="text">
      <style:text-properties fo:font-size="14.00pt" fo:font-weight="bold" fo:font-family="''Times New Roman', serif'" style:font-family-asian="''Times New Roman', serif'" style:font-family-complex="''Times New Roman', serif'" fo:background-color="transparent" style:use-window-font-color="true"/>
    </style:style>
    <style:style style:name="T12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4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15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style:use-window-font-color="true"/>
    </style:style>
    <style:style style:name="T16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style:use-window-font-color="true"/>
    </style:style>
    <style:style style:name="T18" style:family="text">
      <style:text-properties fo:font-size="14.00pt" fo:font-weight="bold" fo:font-family="''Times New Roman', serif'" style:font-family-asian="''Times New Roman', serif'" style:font-family-complex="''Times New Roman', serif'" fo:background-color="transparent" style:use-window-font-color="true"/>
    </style:style>
    <style:style style:name="T19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style:use-window-font-color="true"/>
    </style:style>
    <style:style style:name="T22" style:family="text">
      <style:text-properties fo:font-size="14.00pt" fo:font-weight="bold" fo:font-family="''Times New Roman', serif'" style:font-family-asian="''Times New Roman', serif'" style:font-family-complex="''Times New Roman', serif'" fo:background-color="transparent" style:use-window-font-color="true"/>
    </style:style>
    <style:style style:name="T23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style:use-window-font-color="true"/>
    </style:style>
    <style:style style:name="T30" style:family="text">
      <style:text-properties fo:font-size="14.00pt" fo:font-weight="bold" fo:font-family="''Times New Roman', serif'" style:font-family-asian="''Times New Roman', serif'" style:font-family-complex="''Times New Roman', serif'" fo:background-color="transparent" style:use-window-font-color="true"/>
    </style:style>
    <style:style style:name="T31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style:use-window-font-color="true"/>
    </style:style>
    <style:style style:name="T32" style:family="text">
      <style:text-properties fo:font-size="14.00pt" fo:font-weight="bold" fo:font-family="''Times New Roman', serif'" style:font-family-asian="''Times New Roman', serif'" style:font-family-complex="''Times New Roman', serif'" fo:background-color="transparent" style:use-window-font-color="true"/>
    </style:style>
    <style:style style:name="T33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style:use-window-font-color="true"/>
    </style:style>
    <style:style style:name="T34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top="12.00pt" fo:margin-bottom="6.00pt"/>
    </style:style>
    <style:style style:name="P2" style:family="paragraph">
      <style:paragraph-properties fo:line-height="150.00%" fo:text-align="left" fo:margin-bottom="6.00pt"/>
    </style:style>
    <style:style style:name="P3" style:family="paragraph">
      <style:paragraph-properties fo:line-height="100.00%" fo:text-align="left" fo:margin-top="12.00pt" fo:margin-bottom="6.00pt"/>
    </style:style>
    <style:style style:name="P4" style:family="paragraph">
      <style:paragraph-properties fo:line-height="150.00%" fo:text-align="left" fo:margin-bottom="6.00pt"/>
    </style:style>
    <style:style style:name="P5" style:family="paragraph">
      <style:paragraph-properties fo:line-height="150.00%" fo:text-align="left" fo:margin-left="0.00pt" fo:text-indent="-18.00pt" fo:margin-bottom="6.00pt"/>
    </style:style>
    <style:style style:name="P6" style:family="paragraph">
      <style:paragraph-properties fo:line-height="100.00%" fo:text-align="left" fo:margin-top="12.00pt" fo:margin-bottom="6.00pt"/>
    </style:style>
    <style:style style:name="P7" style:family="paragraph">
      <style:paragraph-properties fo:line-height="150.00%" fo:text-align="left" fo:margin-bottom="6.00pt"/>
    </style:style>
    <style:style style:name="P8" style:family="paragraph">
      <style:paragraph-properties fo:line-height="100.00%" fo:text-align="left" fo:margin-top="12.00pt" fo:margin-bottom="6.00pt"/>
    </style:style>
    <style:style style:name="P9" style:family="paragraph">
      <style:paragraph-properties fo:line-height="150.00%" fo:text-align="left" fo:margin-bottom="6.00pt"/>
    </style:style>
    <style:style style:name="P10" style:family="paragraph">
      <style:paragraph-properties fo:line-height="100.00%" fo:text-align="left" fo:margin-top="12.00pt" fo:margin-bottom="6.00pt"/>
    </style:style>
    <style:style style:name="P11" style:family="paragraph">
      <style:paragraph-properties fo:line-height="150.00%" fo:text-align="left" fo:margin-bottom="6.00pt"/>
    </style:style>
    <style:style style:name="P12" style:family="paragraph">
      <style:paragraph-properties fo:line-height="100.00%" fo:text-align="left" fo:margin-top="12.00pt" fo:margin-bottom="6.00pt"/>
    </style:style>
    <style:style style:name="P13" style:family="paragraph">
      <style:paragraph-properties fo:line-height="150.00%" fo:text-align="left" fo:margin-bottom="6.00pt"/>
    </style:style>
    <style:style style:name="P14" style:family="paragraph">
      <style:paragraph-properties fo:line-height="100.00%" fo:text-align="left" fo:margin-top="12.00pt" fo:margin-bottom="6.00pt"/>
    </style:style>
    <style:style style:name="P15" style:family="paragraph">
      <style:paragraph-properties fo:line-height="150.00%" fo:text-align="left" fo:margin-bottom="6.00pt"/>
    </style:style>
    <style:style style:name="P16" style:family="paragraph">
      <style:paragraph-properties fo:line-height="100.00%" fo:text-align="left" fo:margin-top="12.00pt" fo:margin-bottom="6.00pt"/>
    </style:style>
    <style:style style:name="P17" style:family="paragraph">
      <style:paragraph-properties fo:line-height="150.00%" fo:text-align="left" fo:margin-bottom="6.00pt"/>
    </style:style>
    <style:style style:name="P18" style:family="paragraph">
      <style:paragraph-properties fo:line-height="100.00%" fo:text-align="left" fo:margin-top="12.00pt" fo:margin-bottom="6.00pt"/>
    </style:style>
    <style:style style:name="P19" style:family="paragraph">
      <style:paragraph-properties fo:line-height="115.00%" fo:text-align="left" fo:margin-bottom="6.00pt"/>
    </style:style>
    <style:style style:name="P20" style:family="paragraph">
      <style:paragraph-properties fo:line-height="150.00%" fo:text-align="left" fo:margin-bottom="6.00pt"/>
    </style:style>
    <style:style style:name="P21" style:family="paragraph">
      <style:paragraph-properties fo:line-height="100.00%" fo:text-align="justify"/>
    </style:style>
  </office:automatic-styles>
  <office:body>
    <office:text>
      <text:p text:style-name="P1"><text:span text:style-name="T1">Overview of what each package does</text:span></text:p>
      <text:p text:style-name="P2"><text:span text:style-name="T2"/></text:p>
      <text:p text:style-name="P3"><text:span text:style-name="T3">P1-CONFIG </text:span></text:p>
      <text:p text:style-name="P4"><text:span text:style-name="T4">Configuration – this package is responsible for:</text:span></text:p>
      <text:p text:style-name="P5"><text:span text:style-name="T5"><text:tab/>·<text:s/></text:span><text:span text:style-name="T6">Validation of the other packages;</text:span></text:p>
      <text:p text:style-name="P5"><text:span text:style-name="T7"><text:tab/>·<text:s/></text:span><text:span text:style-name="T8">User accounts and profiles;</text:span></text:p>
      <text:p text:style-name="P5"><text:span text:style-name="T9"><text:tab/>·<text:s/></text:span><text:span text:style-name="T10">ErasmusLine home page and main menu.</text:span></text:p>
      <text:p text:style-name="P6"><text:span text:style-name="T11">P2-INFOX </text:span></text:p>
      <text:p text:style-name="P7"><text:span text:style-name="T12">Information Exchange and Security</text:span><text:span text:style-name="T13"><text:s/></text:span><text:span text:style-name="T14">- This package allows exchanging documents and students’ processes between instances<text:s/></text:span><text:span text:style-name="T15">of the ErasmusLine application. ErasmusLine server and database will be installed in every institution. This package provides a mechanism for securely exchange of the information. </text:span></text:p>
      <text:p text:style-name="P8"><text:span text:style-name="T16">P3-ALERT </text:span></text:p>
      <text:p text:style-name="P9"><text:span text:style-name="T17">Automatic Alerts - Automatic alerts system which is used to send messages for actions that are going to run out of date.</text:span></text:p>
      <text:p text:style-name="P10"><text:span text:style-name="T18">P4-OUT </text:span></text:p>
      <text:p text:style-name="P11"><text:span text:style-name="T19">Outgoing Students</text:span><text:span text:style-name="T20"><text:s/>–<text:s/></text:span><text:span text:style-name="T21">this package helps OUT students, home coordinators and stuff to manage documents related to the entire process, assists in conversion from ESTC credits to a local scale.</text:span></text:p>
      <text:p text:style-name="P12"><text:span text:style-name="T22">P5-IN </text:span></text:p>
      <text:p text:style-name="P13"><text:span text:style-name="T23">Incoming Students</text:span><text:span text:style-name="T24"><text:s/>–<text:s/></text:span><text:span text:style-name="T25">helps IN students, host coordinators and stuff to manage documents related to an entire exchange process, assists</text:span><text:span text:style-name="T26"><text:s/></text:span><text:span text:style-name="T27">processing</text:span><text:span text:style-name="T28"><text:s/></text:span><text:span text:style-name="T29">of transcript of records.</text:span></text:p>
      <text:p text:style-name="P14"><text:span text:style-name="T30">P7-MATCH </text:span></text:p>
      <text:p text:style-name="P15"><text:span text:style-name="T31">Automatic Course Matching – assists student to choose courses with requirements close to home institution`s courses. This package is based on comparing textual descriptions given from host institutions and student.</text:span></text:p>
      <text:p text:style-name="P16"><text:span text:style-name="T32">P8-STATS </text:span></text:p>
      <text:p text:style-name="P17"><text:span text:style-name="T33">Erasmus Statistics – this package aims to provide information that will help to improve Erasmus processes and to evaluate Erasmus impact and progress in a separate institutions.</text:span></text:p>
      <text:p text:style-name="P18"><text:span text:style-name="T34">How it interacts with each other</text:span></text:p>
      <text:p text:style-name="P19"><text:span text:style-name="T35"/></text:p>
      <text:p text:style-name="P20"><text:span text:style-name="T36">The application is build by using the Plonk library. The software architecture used by this library is Model – View – Controller. That means that the logic of the application is separated into three parts. Model - manages the behavior and data of the application domain, responds to requests for information about its state (usually from the view), and responds to instructions to change state. View - renders the model into a form suitable for interaction, typically a user interface element. And controller that receives user input and initiates a response by making calls on model objects.</text:span></text:p>
      <text:p text:style-name="P21"><text:span text:style-name="T3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